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768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8cm" svg:height="8.997cm" svg:x="6.876cm" svg:y="0cm">
            <draw:object draw:notify-on-update-of-ranges="Sheet1.B1:Sheet1.B1 Sheet1.B2:Sheet1.B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>
            <text:p>dlugosc sciezki</text:p>
          </table:table-cell>
          <table:table-cell office:value-type="string">
            <text:p>sredni czas wykonan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0437144545455">
            <text:p>0,0437144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672911428571">
            <text:p>0,067291142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7689615">
            <text:p>0,0768961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110848805556">
            <text:p>0,11084880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161380781818">
            <text:p>0,161380781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225338013333">
            <text:p>0,225338013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287353393617">
            <text:p>0,287353393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59186080357">
            <text:p>0,35918608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45328868617">
            <text:p>0,45328868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32902395062">
            <text:p>0,5329023951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606741762295">
            <text:p>0,606741762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657070672131">
            <text:p>0,657070672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776023194444">
            <text:p>0,7760231944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767150066667">
            <text:p>0,7671500667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776697">
            <text:p>0,77669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 Condensed" style:language-asian="zh" style:country-asian="CN" style:font-name-complex="DejaVu Sans Condensed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04">04.04.2013</text:date>, <text:time>20:45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4-04T20:45:40</dc:date>
    <dc:creator>Przemek Piotrowski</dc:creator>
    <meta:generator>LibreOffice/3.4$Unix LibreOffice_project/340m1$Build-402</meta:generator>
    <meta:editing-duration>PT3M47S</meta:editing-duration>
    <meta:editing-cycles>1</meta:editing-cycles>
    <meta:document-statistic meta:table-count="1" meta:cell-count="3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regression-type="linear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regression-type="linear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svg:stroke-color="#4b1f6f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1cm" svg:height="8.998cm" xlink:href=".." xlink:type="simple" chart:class="chart:bar" chart:style-name="ch1">
        <chart:title svg:x="5.737cm" svg:y="0.315cm" chart:style-name="ch2">
          <text:p>Graf |V|=500 |E|=1000</text:p>
        </chart:title>
        <chart:legend chart:legend-position="end" svg:x="9.901cm" svg:y="3.951cm" style:legend-expansion="high" chart:style-name="ch3"/>
        <chart:plot-area chart:style-name="ch4" table:cell-range-address="Sheet1.B1:Sheet1.B16" chart:data-source-has-labels="row" svg:x="1.33cm" svg:y="1.631cm" svg:width="7.933cm" svg:height="6.207cm">
          <chartooo:coordinate-region svg:x="2.057cm" svg:y="1.83cm" svg:width="7.206cm" svg:height="5.361cm"/>
          <chart:axis chart:dimension="x" chart:name="primary-x" chart:style-name="ch5">
            <chart:title svg:x="4.141cm" svg:y="8.017cm" chart:style-name="ch6">
              <text:p>długość ścieżki</text:p>
            </chart:title>
          </chart:axis>
          <chart:axis chart:dimension="y" chart:name="primary-y" chart:style-name="ch7">
            <chart:title svg:x="0.451cm" svg:y="5.32cm" chart:style-name="ch8">
              <text:p>czas [s]</text:p>
            </chart:title>
            <chart:grid chart:style-name="ch9" chart:class="major"/>
          </chart:axis>
          <chart:series chart:style-name="ch10" chart:values-cell-range-address="Sheet1.B2:Sheet1.B16" chart:label-cell-address="Sheet1.B1:Sheet1.B1" chart:class="chart:bar">
            <chart:regression-curve chart:style-name="ch11"/>
            <chart:data-point chart:repeated="1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redni czas wykonania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437144545455">
                <text:p>0.0437144545455</text:p>
                <draw:g>
                  <svg:desc>Sheet1.B2:Sheet1.B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72911428571">
                <text:p>0.06729114285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689615">
                <text:p>0.076896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10848805556">
                <text:p>0.11084880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1380781818">
                <text:p>0.1613807818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25338013333">
                <text:p>0.22533801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87353393617">
                <text:p>0.2873533936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9186080357">
                <text:p>0.3591860803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5328868617">
                <text:p>0.453288686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32902395062">
                <text:p>0.5329023950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06741762295">
                <text:p>0.606741762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57070672131">
                <text:p>0.65707067213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76023194444">
                <text:p>0.77602319444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67150066667">
                <text:p>0.7671500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76697">
                <text:p>0.77669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